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ES" style:text-underline-style="none" fo:font-weight="normal" officeooo:paragraph-rsid="000631f7" style:font-size-asian="11pt" style:font-weight-asian="normal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6pt" fo:language="es" fo:country="ES" style:text-underline-style="solid" style:text-underline-width="auto" style:text-underline-color="font-color" fo:font-weight="bold" officeooo:paragraph-rsid="000631f7" style:font-size-asian="16pt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paragraph-rsid="000631f7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paragraph-rsid="0007c950"/>
    </style:style>
    <style:style style:name="T1" style:family="text"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s" fo:country="ES" style:text-underline-style="none" fo:font-weight="normal" officeooo:rsid="00190ee1" style:font-size-asian="11pt" style:font-weight-asian="normal"/>
    </style:style>
    <style:style style:name="T3" style:family="text">
      <style:text-properties style:font-name="Calibri" fo:font-size="11pt" fo:language="es" fo:country="ES" style:text-underline-style="none" fo:font-weight="normal" officeooo:rsid="00190ee1" style:font-size-asian="11pt" style:font-weight-asian="normal" style:font-weight-complex="normal"/>
    </style:style>
    <style:style style:name="T4" style:family="text">
      <style:text-properties style:font-name="Calibri" fo:font-size="11pt" fo:language="es" fo:country="ES" style:text-underline-style="none" fo:font-weight="bold" style:font-size-asian="11pt" style:font-weight-asian="bold"/>
    </style:style>
    <style:style style:name="T5" style:family="text">
      <style:text-properties style:font-name="Calibri" fo:font-size="11pt" fo:language="es" fo:country="ES" style:text-underline-style="none" fo:font-weight="bold" officeooo:rsid="00190ee1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 DE HALLOWEEN</text:p>
      <text:p text:style-name="P1"/>
      <text:p text:style-name="P3"><text:span text:style-name="T1">Érase una vez un </text:span><text:span text:style-name="T4">fantasma</text:span><text:span text:style-name="T1"> que era diferente al resto de fantasmas. No le gustaba asustar a las personas y su deseo era volver a ser una persona viva, de hecho, aún guardaba a buen recaudo el </text:span><text:span text:style-name="T4">esqueleto </text:span><text:span text:style-name="T1">de su cuerpo. Un buen día tuvo la </text:span><text:span text:style-name="T4">iniciativa </text:span><text:span text:style-name="T1">de aprender </text:span><text:span text:style-name="T4">Java</text:span><text:span text:style-name="T1">, con el objetivo de convertirse en un gran programador y crear un complejo programa con el que poder controlar dicho esqueleto, para volver a sentirse vivo.</text:span></text:p>
      <text:p text:style-name="P4"><text:span text:style-name="T2">Su primer gran deseo una vez haya aprendido a controlar su esqueleto, es comerse una gran </text:span><text:span text:style-name="T5">calabaza,</text:span><text:span text:style-name="T3"> pensó que también habría fantasmas como él, y la mejor manera de poner en contacto a fantasmas entre si, es mediante páginas web. Por ello también se puso a estudiar </text:span><text:span text:style-name="T5">HTML</text:span><text:span text:style-name="T3"> y empezó a crear páginas we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1T13:39:21.406000000</meta:creation-date>
    <dc:date>2021-10-01T13:54:27.604000000</dc:date>
    <meta:editing-duration>PT46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3" meta:word-count="133" meta:character-count="740" meta:non-whitespace-character-count="610"/>
  </office:meta>
</office:document-meta>
</file>